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do_0+_correct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935" calcext:value-type="float">
            <text:p>1.8693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19" calcext:value-type="float">
            <text:p>1.96019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835" calcext:value-type="float">
            <text:p>2.008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531" calcext:value-type="float">
            <text:p>2.0153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66" calcext:value-type="float">
            <text:p>1.8956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447" calcext:value-type="float">
            <text:p>1.9844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765" calcext:value-type="float">
            <text:p>2.0576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109" calcext:value-type="float">
            <text:p>2.06109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119" calcext:value-type="float">
            <text:p>1.871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79" calcext:value-type="float">
            <text:p>1.9607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662" calcext:value-type="float">
            <text:p>2.0166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22" calcext:value-type="float">
            <text:p>2.022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43" calcext:value-type="float">
            <text:p>1.8974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511" calcext:value-type="float">
            <text:p>1.9851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597" calcext:value-type="float">
            <text:p>2.06597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86" calcext:value-type="float">
            <text:p>2.068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643" calcext:value-type="float">
            <text:p>1.8764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382" calcext:value-type="float">
            <text:p>1.9638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268" calcext:value-type="float">
            <text:p>2.032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534" calcext:value-type="float">
            <text:p>2.0353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08" calcext:value-type="float">
            <text:p>1.9030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37" calcext:value-type="float">
            <text:p>1.9883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241" calcext:value-type="float">
            <text:p>2.0824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173" calcext:value-type="float">
            <text:p>2.0817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13:12:10.292190954</dc:date>
    <meta:editing-duration>PT5M35S</meta:editing-duration>
    <meta:editing-cycles>2</meta:editing-cycles>
    <meta:generator>LibreOffice/5.2.7.2$Linux_X86_64 LibreOffice_project/20m0$Build-2</meta:generator>
    <meta:document-statistic meta:table-count="1" meta:cell-count="227" meta:object-count="0"/>
  </office:meta>
</office:document-meta>
</file>